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font-weight="bold" style:font-weight-asian="bold" style:font-weight-complex="bold" fo:language="en" fo:country="US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T35" style:parent-style-name="Fuentedepárrafopredeter." style:family="text">
      <style:text-properties fo:font-weight="bold" style:font-weight-asian="bold" style:font-weight-complex="bold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T42" style:parent-style-name="Fuentedepárrafopredeter." style:family="text">
      <style:text-properties fo:font-weight="bold" style:font-weight-asian="bold" style:font-weight-complex="bold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font-weight="bold" style:font-weight-asian="bold" style:font-weight-complex="bold" fo:language="en" fo:country="US"/>
    </style:style>
    <style:style style:name="P53" style:parent-style-name="Standard" style:family="paragraph">
      <style:text-properties fo:font-weight="bold" style:font-weight-asian="bold" style:font-weight-complex="bold" fo:language="en" fo:country="US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</office:automatic-styles>
  <office:body>
    <office:text text:use-soft-page-breaks="true">
      <text:p text:style-name="P1">EJERCICIOS PARA HACER con tabla PAISES</text:p>
      <text:p text:style-name="Standard"/>
      <text:p text:style-name="P2">&gt; Mostrar todos los campos de la tabla continente.</text:p>
      <text:p text:style-name="Standard">SELECT * FROM continente</text:p>
      <text:p text:style-name="P3"/>
      <text:p text:style-name="P4">&gt;Mostrar el campo continente nombre de la tabla continente</text:p>
      <text:p text:style-name="Standard">SELECT continente_nombre FROM continente</text:p>
      <text:p text:style-name="Standard"/>
      <text:p text:style-name="P5">&gt; Mostrar todos<text:s/>los campos de la tabla pais.</text:p>
      <text:p text:style-name="Standard">SELECT * FROM pais</text:p>
      <text:p text:style-name="Standard"/>
      <text:p text:style-name="P6">&gt; Mostrar los campos nombre y capital de los paises de la tabla pais.</text:p>
      <text:p text:style-name="P7">SELECT pais_nombre,pais_capital FROM pais</text:p>
      <text:p text:style-name="P8"/>
      <text:p text:style-name="P9">&gt; Mostrar todos los campos de la tabla continente y la tabla paises.</text:p>
      <text:p text:style-name="P10">SELECT continente.*,pais.* FROM continente,pais</text:p>
      <text:p text:style-name="P11"/>
      <text:p text:style-name="P12">&gt; Mostrar todos los paises del continente Africa.</text:p>
      <text:p text:style-name="P13">SELECT * FROM pais WHERE (continente=2)</text:p>
      <text:p text:style-name="P14"/>
      <text:p text:style-name="P15">&gt; Mostrar los nombres de los paises del continente Europa.</text:p>
      <text:p text:style-name="P16">SELECT pais_nombre FROM pais WHERE (continente=4)</text:p>
      <text:p text:style-name="P17"/>
      <text:p text:style-name="P18">&gt; Buscar todos los paises<text:s/>que tengan más de 50 mill mostrando su nombre y población</text:p>
      <text:p text:style-name="Standard">SELECT pais.pais_nombre , pais.pais_poblacion</text:p>
      <text:p text:style-name="P19">FROM <text:s text:c="2"/>pais</text:p>
      <text:p text:style-name="P20">WHERE (pais.pais_poblacion &gt; 50000000 )</text:p>
      <text:p text:style-name="P21"/>
      <text:p text:style-name="P22"/>
      <text:p text:style-name="P23">&gt; Buscar todos los paises que tengan más de 50 mill y menos de 70mill mostrando su nombre, <text:s/>población y su capital</text:p>
      <text:p text:style-name="P24">SELECT pais_nombre, pais_poblacion, pais_capital FROM pais WHERE (pais_poblacion&gt;50000000) AND (pais_poblacion&lt;70000000)</text:p>
      <text:p text:style-name="P25"/>
      <text:p text:style-name="P26">SELECT pais_nombre, pais_poblacion, pais_capital FROM pais WHERE (pais_poblacion BETWEEN 50000000 AND 70000000)</text:p>
      <text:p text:style-name="P27"/>
      <text:p text:style-name="P28"/>
      <text:p text:style-name="P29">&gt; Mostrar todos los paises con menos de 1 millón</text:p>
      <text:p text:style-name="Standard">SELECT pais.pais_nombre, pais.pais_poblacion</text:p>
      <text:p text:style-name="P30">FROM <text:s text:c="2"/>pais</text:p>
      <text:p text:style-name="P31">WHERE pais.pais_poblacion &lt; 10000000</text:p>
      <text:p text:style-name="P32"/>
      <text:p text:style-name="P33"/>
      <text:p text:style-name="P34">&gt; Mostrar nombre y población de los paises de Europa con menos de 10 mill. De hab.</text:p>
      <text:p text:style-name="Standard">SELECT pais_nombre, pais_poblacion FROM pais WHERE (continente=4) AND (pais_poblacion&lt;10000000)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35">&gt; Buscar los paises de <text:s/>nombre, población y continente (como número) de los paises con más de 40 mill <text:s/>y ordenar ascedentemente por población.</text:span></text:p>
      <text:p text:style-name="Standard"/>
      <text:p text:style-name="Standard">SELECT<text:s/>pais_nombre,pais_poblacion,continente</text:p>
      <text:p text:style-name="P36">FROM pais</text:p>
      <text:p text:style-name="P37">WHERE (pais_poblacion &gt; 40000000)</text:p>
      <text:p text:style-name="Standard">ORDER BY pais_poblacion ASC</text:p>
      <text:p text:style-name="Standard"/>
      <text:p text:style-name="Standard"/>
      <text:p text:style-name="Standard"/>
      <text:p text:style-name="Standard"/>
      <text:p text:style-name="P38">&gt; Mostrar nombre y población ordenado por población desc de los paises de Europa con menos de 25 mill de hab.</text:p>
      <text:p text:style-name="P39"/>
      <text:p text:style-name="Standard">SELECT pais_nombre,pais_poblacion,continente</text:p>
      <text:p text:style-name="P40">FROM pais</text:p>
      <text:p text:style-name="P41">WHERE (pais_poblacion <text:s/>&lt; 25000000) AND (continente=4)</text:p>
      <text:p text:style-name="Standard">ORDER BY pais_poblacion DESC</text:p>
      <text:p text:style-name="Standard"/>
      <text:p text:style-name="Standard"/>
      <text:p text:style-name="Standard"/>
      <text:p text:style-name="Standard"><text:span text:style-name="T42">&gt; Mostrar nombre y población ordenado por población de los paises de Europa con menos de 50 mill.</text:span></text:p>
      <text:p text:style-name="Standard">SELECT pais.pais_nombre AS Nombre, pais.pais_poblacion AS Poblacion, pais.continente AS Continente</text:p>
      <text:p text:style-name="P43">FROM <text:s text:c="2"/>pais</text:p>
      <text:p text:style-name="P44">WHERE pais.continente = 1 AND pais.pais_poblacion &lt; 50000000</text:p>
      <text:p text:style-name="P45">ORDER BY pais.pais_poblacion ASC</text:p>
      <text:p text:style-name="P46"/>
      <text:p text:style-name="P47"/>
      <text:p text:style-name="P48">&gt; Mostrar todos los paises del continente Europa cuyo nombre empieza por A</text:p>
      <text:p text:style-name="P49">SELECT pais_nombre,continente</text:p>
      <text:p text:style-name="P50">FROM pais</text:p>
      <text:p text:style-name="P51">WHERE (continente=4) AND (pais_nombre LIKE 'A%')</text:p>
      <text:p text:style-name="P52"/>
      <text:p text:style-name="P53"/>
      <text:p text:style-name="P54">&gt; Buscar todos los paises del continente Asia cuyo nombre empieza por B y que tenga población menos de 15mill mostrando el nombre, poblacion y continente.</text:p>
      <text:p text:style-name="Standard">SELECT<text:s/>pais_nombre,pais_poblacion,continente</text:p>
      <text:p text:style-name="P55">FROM pais</text:p>
      <text:p text:style-name="P56">WHERE (continente=3) AND (pais_nombre LIKE 'B%') AND (pais_poblacion&lt;15000000)</text:p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EncabezadoCar" style:display-name="Encabezado Car" style:family="text" style:parent-style-name="Fuentedepárrafopredeter.">
      <style:text-properties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PiedepáginaCar" style:display-name="Pie de página Car" style:family="text" style:parent-style-name="Fuentedepárrafopredeter.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jan neric</dc:creator>
    <meta:creation-date>2016-03-17T09:18:00Z</meta:creation-date>
    <dc:date>2020-04-03T10:06:00Z</dc:date>
    <meta:template xlink:href="Normal" xlink:type="simple"/>
    <meta:editing-cycles>28</meta:editing-cycles>
    <meta:editing-duration>PT13500S</meta:editing-duration>
    <meta:document-statistic meta:page-count="2" meta:paragraph-count="5" meta:word-count="439" meta:character-count="2852" meta:row-count="20" meta:non-whitespace-character-count="2418"/>
  </office:meta>
</office:document-meta>
</file>